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168cm" style:rel-column-width="19921*"/>
    </style:style>
    <style:style style:name="Tabla4.B" style:family="table-column">
      <style:table-column-properties style:column-width="6.167cm" style:rel-column-width="23769*"/>
    </style:style>
    <style:style style:name="Tabla4.C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officeooo:rsid="000e4efe" officeooo:paragraph-rsid="000e4efe"/>
    </style:style>
    <style:style style:name="P2" style:family="paragraph" style:parent-style-name="Standard">
      <style:text-properties style:font-name="Arial" officeooo:rsid="00109de1" officeooo:paragraph-rsid="00109de1"/>
    </style:style>
    <style:style style:name="P3" style:family="paragraph" style:parent-style-name="Standard">
      <style:text-properties style:font-name="Arial" officeooo:rsid="0010b0de" officeooo:paragraph-rsid="0010b0de"/>
    </style:style>
    <style:style style:name="P4" style:family="paragraph" style:parent-style-name="Standard">
      <style:text-properties style:font-name="Arial" officeooo:rsid="0012a165" officeooo:paragraph-rsid="0012a165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officeooo:rsid="000e4efe" officeooo:paragraph-rsid="000e4efe"/>
    </style:style>
    <style:style style:name="P7" style:family="paragraph" style:parent-style-name="Table_20_Contents">
      <style:text-properties style:font-name="Arial" officeooo:rsid="000f912f" officeooo:paragraph-rsid="000f912f"/>
    </style:style>
    <style:style style:name="P8" style:family="paragraph" style:parent-style-name="Table_20_Contents">
      <style:text-properties style:font-name="Arial" officeooo:paragraph-rsid="00109de1"/>
    </style:style>
    <style:style style:name="P9" style:family="paragraph" style:parent-style-name="Table_20_Contents">
      <style:text-properties style:font-name="Arial" officeooo:rsid="00109de1" officeooo:paragraph-rsid="00109de1"/>
    </style:style>
    <style:style style:name="P10" style:family="paragraph" style:parent-style-name="Table_20_Contents">
      <style:text-properties style:font-name="Arial" officeooo:paragraph-rsid="0010b0de"/>
    </style:style>
    <style:style style:name="P11" style:family="paragraph" style:parent-style-name="Table_20_Contents">
      <style:text-properties style:font-name="Arial" officeooo:rsid="0010b0de" officeooo:paragraph-rsid="0010b0de"/>
    </style:style>
    <style:style style:name="P12" style:family="paragraph" style:parent-style-name="Table_20_Contents">
      <style:text-properties style:font-name="Arial" officeooo:rsid="0012a165" officeooo:paragraph-rsid="0012a165"/>
    </style:style>
    <style:style style:name="P13" style:family="paragraph" style:parent-style-name="Table_20_Contents">
      <style:text-properties style:font-name="Arial" officeooo:paragraph-rsid="0012a165"/>
    </style:style>
    <style:style style:name="P14" style:family="paragraph" style:parent-style-name="Table_20_Contents">
      <style:text-properties style:font-name="Arial" officeooo:rsid="0013d511" officeooo:paragraph-rsid="0013d5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ecnico</text:p>
      <text:p text:style-name="P1">CREATE = c</text:p>
      <text:p text:style-name="P1">DATABASE = d</text:p>
      <text:p text:style-name="P1">IDENTIFICADOR = i</text:p>
      <text:p text:style-name="P1">; = ;</text:p>
      <text:p text:style-name="P1"/>
      <text:p text:style-name="P1">Tabla CREATE DATABASE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6">S</text:p>
          </table:table-cell>
          <table:table-cell table:style-name="Tabla1.A1" office:value-type="string">
            <text:p text:style-name="P5">→ </text:p>
          </table:table-cell>
          <table:table-cell table:style-name="Tabla1.C1" office:value-type="string">
            <text:p text:style-name="P6">cdi;</text:p>
          </table:table-cell>
        </table:table-row>
      </table:table>
      <text:p text:style-name="P1"/>
      <text:p text:style-name="P1">TABLE → <text:s/>t</text:p>
      <text:p text:style-name="P1">BOOLEAN → <text:s/>T</text:p>
      <text:p text:style-name="P1">BIGINT → <text:s/>T</text:p>
      <text:p text:style-name="P1">DECIMAL_TIPO → <text:s/>d</text:p>
      <text:p text:style-name="P1">FOREIGN → <text:s/>f</text:p>
      <text:p text:style-name="P1">INTEGER → <text:s/>T</text:p>
      <text:p text:style-name="P1">PAREMTESIS_A → <text:s/>(</text:p>
      <text:p text:style-name="P1">IDENTIFICADOR → <text:s/>i</text:p>
      <text:p text:style-name="P1">PAREMTESIS_B → <text:s/>)</text:p>
      <text:p text:style-name="P1">KEY → <text:s/>pila.add('k</text:p>
      <text:p text:style-name="P1">SIGNOS_COMA → <text:s/>,</text:p>
      <text:p text:style-name="P1">ENTERO → <text:s/>m</text:p>
      <text:p text:style-name="P1">NULL → <text:s/>n</text:p>
      <text:p text:style-name="P1">LOGICO_NOT → o</text:p>
      <text:p text:style-name="P1">PRIMARY → <text:s/>p</text:p>
      <text:p text:style-name="P1">NUMERIC → <text:s/>e</text:p>
      <text:p text:style-name="P1">REFERENCES → <text:s/>r</text:p>
      <text:p text:style-name="P1">SERIAL → <text:s/>T</text:p>
      <text:p text:style-name="P1">UNIQUE → <text:s/>u</text:p>
      <text:p text:style-name="P1">VARCHAR → <text:s/>v</text:p>
      <text:p text:style-name="P1">TEXT → <text:s/>T</text:p>
      <text:p text:style-name="P1">DATE → <text:s/>T</text:p>
      <text:p text:style-name="P1">CONSTRAINT → <text:s/>z</text:p>
      <text:p text:style-name="P1">SIGNOS_PUNTO_Y_COMA → <text:s/>;</text:p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6">S</text:p>
          </table:table-cell>
          <table:table-cell table:style-name="Tabla2.A1" office:value-type="string">
            <text:p text:style-name="P5">→ </text:p>
          </table:table-cell>
          <table:table-cell table:style-name="Tabla2.C1" office:value-type="string">
            <text:p text:style-name="P7">cti(E;</text:p>
          </table:table-cell>
        </table:table-row>
        <table:table-row>
          <table:table-cell table:style-name="Tabla2.A2" office:value-type="string">
            <text:p text:style-name="P7">E</text:p>
          </table:table-cell>
          <table:table-cell table:style-name="Tabla2.A2" office:value-type="string">
            <text:p text:style-name="P5">→ </text:p>
          </table:table-cell>
          <table:table-cell table:style-name="Tabla2.C2" office:value-type="string">
            <text:p text:style-name="P7">D)</text:p>
          </table:table-cell>
        </table:table-row>
        <table:table-row>
          <table:table-cell table:style-name="Tabla2.A2" office:value-type="string">
            <text:p text:style-name="P7">E</text:p>
          </table:table-cell>
          <table:table-cell table:style-name="Tabla2.A2" office:value-type="string">
            <text:p text:style-name="P5">→ </text:p>
          </table:table-cell>
          <table:table-cell table:style-name="Tabla2.C2" office:value-type="string">
            <text:p text:style-name="P7">D,L)</text:p>
          </table:table-cell>
        </table:table-row>
        <table:table-row>
          <table:table-cell table:style-name="Tabla2.A2" office:value-type="string">
            <text:p text:style-name="P7">T</text:p>
          </table:table-cell>
          <table:table-cell table:style-name="Tabla2.A2" office:value-type="string">
            <text:p text:style-name="P5">→ </text:p>
          </table:table-cell>
          <table:table-cell table:style-name="Tabla2.C2" office:value-type="string">
            <text:p text:style-name="P7">d(m,m)</text:p>
          </table:table-cell>
        </table:table-row>
        <table:table-row>
          <table:table-cell table:style-name="Tabla2.A2" office:value-type="string">
            <text:p text:style-name="P7">T</text:p>
          </table:table-cell>
          <table:table-cell table:style-name="Tabla2.A2" office:value-type="string">
            <text:p text:style-name="P5">→ </text:p>
          </table:table-cell>
          <table:table-cell table:style-name="Tabla2.C2" office:value-type="string">
            <text:p text:style-name="P7">T</text:p>
          </table:table-cell>
        </table:table-row>
        <table:table-row>
          <table:table-cell table:style-name="Tabla2.A2" office:value-type="string">
            <text:p text:style-name="P7">T</text:p>
          </table:table-cell>
          <table:table-cell table:style-name="Tabla2.A2" office:value-type="string">
            <text:p text:style-name="P6"><text:bookmark-start text:name="__DdeLink__1_820774702"/>→<text:bookmark-end text:name="__DdeLink__1_820774702"/> </text:p>
          </table:table-cell>
          <table:table-cell table:style-name="Tabla2.C2" office:value-type="string">
            <text:p text:style-name="P7">v(m)</text:p>
          </table:table-cell>
        </table:table-row>
        <table:table-row>
          <table:table-cell table:style-name="Tabla2.A2" office:value-type="string">
            <text:p text:style-name="P7">L</text:p>
          </table:table-cell>
          <table:table-cell table:style-name="Tabla2.A2" office:value-type="string">
            <text:p text:style-name="P6">→ </text:p>
          </table:table-cell>
          <table:table-cell table:style-name="Tabla2.C2" office:value-type="string">
            <text:p text:style-name="P7">zifk(i)ri(i)</text:p>
          </table:table-cell>
        </table:table-row>
        <table:table-row>
          <table:table-cell table:style-name="Tabla2.A2" office:value-type="string">
            <text:p text:style-name="P7">T</text:p>
          </table:table-cell>
          <table:table-cell table:style-name="Tabla2.A2" office:value-type="string">
            <text:p text:style-name="P6">→ </text:p>
          </table:table-cell>
          <table:table-cell table:style-name="Tabla2.C2" office:value-type="string">
            <text:p text:style-name="P7">e(m,m)</text:p>
          </table:table-cell>
        </table:table-row>
        <table:table-row>
          <table:table-cell table:style-name="Tabla2.A2" office:value-type="string">
            <text:p text:style-name="P7">D</text:p>
          </table:table-cell>
          <table:table-cell table:style-name="Tabla2.A2" office:value-type="string">
            <text:p text:style-name="P6">→ </text:p>
          </table:table-cell>
          <table:table-cell table:style-name="Tabla2.C2" office:value-type="string">
            <text:p text:style-name="P7">Du</text:p>
          </table:table-cell>
        </table:table-row>
        <table:table-row>
          <table:table-cell table:style-name="Tabla2.A2" office:value-type="string">
            <text:p text:style-name="P7">D</text:p>
          </table:table-cell>
          <table:table-cell table:style-name="Tabla2.A2" office:value-type="string">
            <text:p text:style-name="P6">→ </text:p>
          </table:table-cell>
          <table:table-cell table:style-name="Tabla2.C2" office:value-type="string">
            <text:p text:style-name="P7">Dpk</text:p>
          </table:table-cell>
        </table:table-row>
        <table:table-row>
          <table:table-cell table:style-name="Tabla2.A2" office:value-type="string">
            <text:p text:style-name="P7">D</text:p>
          </table:table-cell>
          <table:table-cell table:style-name="Tabla2.A2" office:value-type="string">
            <text:p text:style-name="P6">→ </text:p>
          </table:table-cell>
          <table:table-cell table:style-name="Tabla2.C2" office:value-type="string">
            <text:p text:style-name="P7">Don</text:p>
          </table:table-cell>
        </table:table-row>
        <table:table-row>
          <table:table-cell table:style-name="Tabla2.A2" office:value-type="string">
            <text:p text:style-name="P7">D</text:p>
          </table:table-cell>
          <table:table-cell table:style-name="Tabla2.A2" office:value-type="string">
            <text:p text:style-name="P6">→ </text:p>
          </table:table-cell>
          <table:table-cell table:style-name="Tabla2.C2" office:value-type="string">
            <text:p text:style-name="P7">iT</text:p>
          </table:table-cell>
        </table:table-row>
        <text:soft-page-break/>
        <table:table-row>
          <table:table-cell table:style-name="Tabla2.A2" office:value-type="string">
            <text:p text:style-name="P7">D</text:p>
          </table:table-cell>
          <table:table-cell table:style-name="Tabla2.A2" office:value-type="string">
            <text:p text:style-name="P6">→ </text:p>
          </table:table-cell>
          <table:table-cell table:style-name="Tabla2.C2" office:value-type="string">
            <text:p text:style-name="P7">D,D</text:p>
          </table:table-cell>
        </table:table-row>
      </table:table>
      <text:p text:style-name="P1"/>
      <text:p text:style-name="P1"/>
      <text:p text:style-name="P2">Eliminacion </text:p>
      <text:p text:style-name="P2"/>
      <text:p text:style-name="P2">DELETE → <text:s/>e</text:p>
      <text:p text:style-name="P2">FROM → <text:s/>f</text:p>
      <text:p text:style-name="P2">IDENTIFICADOR → <text:s/>i</text:p>
      <text:p text:style-name="P2">WHERE → <text:s/>w</text:p>
      <text:p text:style-name="P2">ENTERO → <text:s/>d</text:p>
      <text:p text:style-name="P2">DECIMAL → <text:s/>d</text:p>
      <text:p text:style-name="P2">CADENA → <text:s/>d</text:p>
      <text:p text:style-name="P2">FECHA → <text:s/>d</text:p>
      <text:p text:style-name="P2">BOOLEANO → <text:s/>d</text:p>
      <text:p text:style-name="P2">ARITMETICO → <text:s/>!</text:p>
      <text:p text:style-name="P2">RELACIONAL → <text:s/>$</text:p>
      <text:p text:style-name="P2">SIGNOS_IGUAL → <text:s/>=</text:p>
      <text:p text:style-name="P2">PAREMTESIS_A → <text:s/>(</text:p>
      <text:p text:style-name="P2">PAREMTESIS_B → <text:s/>)</text:p>
      <text:p text:style-name="P2">LOGICO → <text:s/>,</text:p>
      <text:p text:style-name="P2">SIGNOS_PUNTO_Y_COMA → <text:s/>;</text:p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9">S</text:p>
          </table:table-cell>
          <table:table-cell table:style-name="Tabla3.A1" office:value-type="string">
            <text:p text:style-name="P5">→ </text:p>
          </table:table-cell>
          <table:table-cell table:style-name="Tabla3.C1" office:value-type="string">
            <text:p text:style-name="P9">G</text:p>
          </table:table-cell>
        </table:table-row>
        <table:table-row>
          <table:table-cell table:style-name="Tabla3.A2" office:value-type="string">
            <text:p text:style-name="P9">G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efi;</text:p>
          </table:table-cell>
        </table:table-row>
        <table:table-row>
          <table:table-cell table:style-name="Tabla3.A2" office:value-type="string">
            <text:p text:style-name="P9">G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efiW</text:p>
          </table:table-cell>
        </table:table-row>
        <table:table-row>
          <table:table-cell table:style-name="Tabla3.A2" office:value-type="string">
            <text:p text:style-name="P9">W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wL</text:p>
          </table:table-cell>
        </table:table-row>
        <table:table-row>
          <table:table-cell table:style-name="Tabla3.A2" office:value-type="string">
            <text:p text:style-name="P9">L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H;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H,H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d=d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i=d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d=i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i=i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H!d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h!d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d!i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H$H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i$i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d$i</text:p>
          </table:table-cell>
        </table:table-row>
        <table:table-row>
          <table:table-cell table:style-name="Tabla3.A2" office:value-type="string">
            <text:p text:style-name="P9">H</text:p>
          </table:table-cell>
          <table:table-cell table:style-name="Tabla3.A2" office:value-type="string">
            <text:p text:style-name="P8">→</text:p>
          </table:table-cell>
          <table:table-cell table:style-name="Tabla3.C2" office:value-type="string">
            <text:p text:style-name="P9">(H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3"><text:soft-page-break/>Modificador de tablas</text:p>
      <text:p text:style-name="P3"/>
      <text:p text:style-name="P3">DROP → <text:s/>d</text:p>
      <text:p text:style-name="P3">TABLE → <text:s/>t</text:p>
      <text:p text:style-name="P3">IF → <text:s/>f</text:p>
      <text:p text:style-name="P3">EXIST → <text:s/>e</text:p>
      <text:p text:style-name="P3">IDENTIFICADOR → <text:s/>i</text:p>
      <text:p text:style-name="P3">CASCADE → <text:s/>c</text:p>
      <text:p text:style-name="P3">ALTER → <text:s/>a</text:p>
      <text:p text:style-name="P3">SERIAL → <text:s/>T</text:p>
      <text:p text:style-name="P3">INTEGER → <text:s/>T</text:p>
      <text:p text:style-name="P3">BIGINT → <text:s/>T</text:p>
      <text:p text:style-name="P3">VARCHAR → <text:s/>v</text:p>
      <text:p text:style-name="P3">ENTERO → <text:s/>m</text:p>
      <text:p text:style-name="P3">PAREMTESIS_A → <text:s/>(</text:p>
      <text:p text:style-name="P3">PAREMTESIS_B → <text:s/>)</text:p>
      <text:p text:style-name="P3">DECIMAL_TIPO → <text:s/>l</text:p>
      <text:p text:style-name="P3">SIGNOS_COMA → <text:s/>,</text:p>
      <text:p text:style-name="P3">NUMERIC → <text:s/>n</text:p>
      <text:p text:style-name="P3">DATE → <text:s/>T</text:p>
      <text:p text:style-name="P3">TEXT → <text:s/>T</text:p>
      <text:p text:style-name="P3">BOOLEAN → <text:s/>T</text:p>
      <text:p text:style-name="P3">ADD → <text:s/>z</text:p>
      <text:p text:style-name="P3">COLUMN → <text:s/>x</text:p>
      <text:p text:style-name="P3">TYPE → <text:s/>y</text:p>
      <text:p text:style-name="P3">CONSTRAINT → <text:s/>q</text:p>
      <text:p text:style-name="P3">UNIQUE → <text:s/>u</text:p>
      <text:p text:style-name="P3">FOREIGN → <text:s/>g</text:p>
      <text:p text:style-name="P3">KEY → <text:s/>k</text:p>
      <text:p text:style-name="P3">REFERENCES → <text:s/>r</text:p>
      <text:p text:style-name="P3">SIGNOS_PUNTO_Y_COMA → <text:s/>;</text:p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11">S</text:p>
          </table:table-cell>
          <table:table-cell table:style-name="Tabla4.A1" office:value-type="string">
            <text:p text:style-name="P5"><text:bookmark-start text:name="__DdeLink__4_820774702"/>→ <text:bookmark-end text:name="__DdeLink__4_820774702"/></text:p>
          </table:table-cell>
          <table:table-cell table:style-name="Tabla4.C1" office:value-type="string">
            <text:p text:style-name="P11">G</text:p>
          </table:table-cell>
        </table:table-row>
        <table:table-row>
          <table:table-cell table:style-name="Tabla4.A2" office:value-type="string">
            <text:p text:style-name="P11">G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1">dtfeic;</text:p>
          </table:table-cell>
        </table:table-row>
        <table:table-row>
          <table:table-cell table:style-name="Tabla4.A2" office:value-type="string">
            <text:p text:style-name="P11">G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1">atiC;</text:p>
          </table:table-cell>
        </table:table-row>
        <table:table-row>
          <table:table-cell table:style-name="Tabla4.A2" office:value-type="string">
            <text:p text:style-name="P11">T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1">v(m)</text:p>
          </table:table-cell>
        </table:table-row>
        <table:table-row>
          <table:table-cell table:style-name="Tabla4.A2" office:value-type="string">
            <text:p text:style-name="P11">T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1">l(m,m)</text:p>
          </table:table-cell>
        </table:table-row>
        <table:table-row>
          <table:table-cell table:style-name="Tabla4.A2" office:value-type="string">
            <text:p text:style-name="P11">T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1">n(m,m)</text:p>
          </table:table-cell>
        </table:table-row>
        <table:table-row>
          <table:table-cell table:style-name="Tabla4.A2" office:value-type="string">
            <text:p text:style-name="P11">C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2">axiyT</text:p>
          </table:table-cell>
        </table:table-row>
        <table:table-row>
          <table:table-cell table:style-name="Tabla4.A2" office:value-type="string">
            <text:p text:style-name="P11">C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2">zxiT</text:p>
          </table:table-cell>
        </table:table-row>
        <table:table-row>
          <table:table-cell table:style-name="Tabla4.A2" office:value-type="string">
            <text:p text:style-name="P11">C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2">dxi</text:p>
          </table:table-cell>
        </table:table-row>
        <table:table-row>
          <table:table-cell table:style-name="Tabla4.A2" office:value-type="string">
            <text:p text:style-name="P11">C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2">zqiu(i)</text:p>
          </table:table-cell>
        </table:table-row>
        <table:table-row>
          <table:table-cell table:style-name="Tabla4.A2" office:value-type="string">
            <text:p text:style-name="P11">C</text:p>
          </table:table-cell>
          <table:table-cell table:style-name="Tabla4.A2" office:value-type="string">
            <text:p text:style-name="P10">→ </text:p>
          </table:table-cell>
          <table:table-cell table:style-name="Tabla4.C2" office:value-type="string">
            <text:p text:style-name="P12">zqigk(i)ri(i)</text:p>
          </table:table-cell>
        </table:table-row>
      </table:table>
      <text:p text:style-name="P3"/>
      <text:p text:style-name="P3"/>
      <text:p text:style-name="P3"/>
      <text:p text:style-name="P3"/>
      <text:p text:style-name="P4"><text:soft-page-break/>Insert :</text:p>
      <text:p text:style-name="P4"/>
      <text:p text:style-name="P4">INSERT → <text:s/>i</text:p>
      <text:p text:style-name="P4">INTO → <text:s/>n</text:p>
      <text:p text:style-name="P4">VALUES → <text:s/>v</text:p>
      <text:p text:style-name="P4">PAREMTESIS_A → <text:s/>(</text:p>
      <text:p text:style-name="P4">PAREMTESIS_B → <text:s/>)</text:p>
      <text:p text:style-name="P4">SIGNOS_COMA → <text:s/>,</text:p>
      <text:p text:style-name="P4">IDENTIFICADOR → <text:s/>f</text:p>
      <text:p text:style-name="P4">ENTERO → <text:s/>d</text:p>
      <text:p text:style-name="P4">DECIMAL → <text:s/>d</text:p>
      <text:p text:style-name="P4">FECHA → <text:s/>d</text:p>
      <text:p text:style-name="P4">CADENA → <text:s/>d</text:p>
      <text:p text:style-name="P4">BOOLEANO → <text:s/>d</text:p>
      <text:p text:style-name="P4">ARITMETICO → <text:s/>+</text:p>
      <text:p text:style-name="P4">RELACIONAL → <text:s/>r</text:p>
      <text:p text:style-name="P4">SIGNOS_PUNTO_Y_COMA → <text:s/>;</text:p>
      <text:p text:style-name="P4"/>
      <text:p text:style-name="P4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2">S</text:p>
          </table:table-cell>
          <table:table-cell table:style-name="Tabla5.A1" office:value-type="string">
            <text:p text:style-name="P5"><text:bookmark-start text:name="__DdeLink__6_820774702"/>→ <text:bookmark-end text:name="__DdeLink__6_820774702"/></text:p>
          </table:table-cell>
          <table:table-cell table:style-name="Tabla5.C1" office:value-type="string">
            <text:p text:style-name="P12">inf(f)vG</text:p>
          </table:table-cell>
        </table:table-row>
        <table:table-row>
          <table:table-cell table:style-name="Tabla5.A2" office:value-type="string">
            <text:p text:style-name="P12">f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2">f,f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d,d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d+d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U+d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d+U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drU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Urd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drd</text:p>
          </table:table-cell>
        </table:table-row>
        <table:table-row>
          <table:table-cell table:style-name="Tabla5.A2" office:value-type="string">
            <text:p text:style-name="P14">d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(d)</text:p>
          </table:table-cell>
        </table:table-row>
        <table:table-row>
          <table:table-cell table:style-name="Tabla5.A2" office:value-type="string">
            <text:p text:style-name="P14">U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U,U</text:p>
          </table:table-cell>
        </table:table-row>
        <table:table-row>
          <table:table-cell table:style-name="Tabla5.A2" office:value-type="string">
            <text:p text:style-name="P14">G</text:p>
          </table:table-cell>
          <table:table-cell table:style-name="Tabla5.A2" office:value-type="string">
            <text:p text:style-name="P13">→ </text:p>
          </table:table-cell>
          <table:table-cell table:style-name="Tabla5.C2" office:value-type="string">
            <text:p text:style-name="P14">U;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23:53:21.763162945</meta:creation-date>
    <meta:generator>LibreOffice/24.2.6.2$Linux_X86_64 LibreOffice_project/420$Build-2</meta:generator>
    <meta:print-date>2024-11-02T01:15:26.801773099</meta:print-date>
    <meta:printed-by>Archivos PDF</meta:printed-by>
    <dc:date>2024-11-02T01:15:37.251829704</dc:date>
    <meta:editing-duration>PT10S</meta:editing-duration>
    <meta:editing-cycles>1</meta:editing-cycles>
    <meta:document-statistic meta:table-count="5" meta:image-count="0" meta:object-count="0" meta:page-count="4" meta:paragraph-count="255" meta:word-count="437" meta:character-count="1584" meta:non-whitespace-character-count="1280"/>
  </office:meta>
</office:document-meta>
</file>